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2f0ad" style:font-size-asian="14pt" style:font-size-complex="14pt"/>
    </style:style>
    <style:style style:name="P2" style:family="paragraph" style:parent-style-name="Standard">
      <style:text-properties fo:font-size="14pt" officeooo:rsid="00131d05" officeooo:paragraph-rsid="00131d05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in" fo:margin-right="-0.1866in" fo:text-indent="0in" style:auto-text-indent="false" style:page-number="auto" fo:background-color="transparent"/>
      <style:text-properties fo:font-size="14pt" officeooo:rsid="00158f91" officeooo:paragraph-rsid="00158f91" style:font-size-asian="14pt" style:font-size-complex="14pt"/>
    </style:style>
    <style:style style:name="P4" style:family="paragraph" style:parent-style-name="Standard">
      <loext:graphic-properties draw:fill="none"/>
      <style:paragraph-properties fo:margin-left="0in" fo:margin-right="-0.1866in" fo:text-indent="0in" style:auto-text-indent="false" fo:background-color="transparent"/>
      <style:text-properties fo:font-size="14pt" officeooo:rsid="00158f91" officeooo:paragraph-rsid="00158f91" style:font-size-asian="14pt" style:font-size-complex="14pt"/>
    </style:style>
    <style:style style:name="P5" style:family="paragraph" style:parent-style-name="Standard">
      <loext:graphic-properties draw:fill="none"/>
      <style:paragraph-properties fo:margin-left="0in" fo:margin-right="-0.1866in" fo:text-indent="0in" style:auto-text-indent="false" fo:background-color="transparent"/>
      <style:text-properties fo:font-size="14pt" officeooo:rsid="00159054" officeooo:paragraph-rsid="00159054" style:font-size-asian="14pt" style:font-size-complex="14pt"/>
    </style:style>
    <style:style style:name="P6" style:family="paragraph" style:parent-style-name="Standard">
      <loext:graphic-properties draw:fill="none"/>
      <style:paragraph-properties fo:margin-left="0in" fo:margin-right="-0.1866in" fo:text-indent="0in" style:auto-text-indent="false" fo:background-color="transparent"/>
      <style:text-properties fo:font-size="14pt" officeooo:rsid="00159054" officeooo:paragraph-rsid="0016f13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in" fo:margin-right="-0.1866in" fo:text-indent="0in" style:auto-text-indent="false" fo:background-color="transparent"/>
      <style:text-properties fo:font-size="14pt" officeooo:rsid="0017c3b7" officeooo:paragraph-rsid="0017c3b7" style:font-size-asian="14pt" style:font-size-complex="14pt"/>
    </style:style>
    <style:style style:name="P8" style:family="paragraph" style:parent-style-name="Standard">
      <loext:graphic-properties draw:fill="none"/>
      <style:paragraph-properties fo:margin-left="0in" fo:margin-right="-0.1866in" fo:text-indent="0in" style:auto-text-indent="false" fo:background-color="transparent"/>
      <style:text-properties fo:font-size="14pt" officeooo:rsid="00198522" officeooo:paragraph-rsid="00198522" style:font-size-asian="14pt" style:font-size-complex="14pt"/>
    </style:style>
    <style:style style:name="P9" style:family="paragraph" style:parent-style-name="Standard">
      <loext:graphic-properties draw:fill="none"/>
      <style:paragraph-properties fo:margin-left="0in" fo:margin-right="-0.1866in" fo:text-indent="0in" style:auto-text-indent="false" fo:background-color="transparent"/>
      <style:text-properties fo:font-size="14pt" officeooo:rsid="0019efe4" officeooo:paragraph-rsid="0019efe4" style:font-size-asian="14pt" style:font-size-complex="14pt"/>
    </style:style>
    <style:style style:name="T1" style:family="text">
      <style:text-properties fo:font-variant="normal" fo:text-transform="none" style:font-name="Calibri" fo:letter-spacing="normal" fo:font-style="normal" fo:font-weight="normal"/>
    </style:style>
    <style:style style:name="T2" style:family="text">
      <style:text-properties fo:font-variant="normal" fo:text-transform="none" style:font-name="Calibri" fo:letter-spacing="normal" fo:font-style="normal" fo:font-weight="normal" officeooo:rsid="0012f0ad"/>
    </style:style>
    <style:style style:name="T3" style:family="text">
      <style:text-properties fo:font-variant="normal" fo:text-transform="none" style:font-name="Calibri" fo:letter-spacing="normal" fo:font-style="normal" fo:font-weight="normal" officeooo:rsid="0016f133"/>
    </style:style>
    <style:style style:name="T4" style:family="text">
      <style:text-properties fo:font-variant="normal" fo:text-transform="none" style:font-name="Calibri" fo:letter-spacing="normal" fo:font-style="normal" fo:font-weight="normal" officeooo:rsid="00198522"/>
    </style:style>
    <style:style style:name="T5" style:family="text">
      <style:text-properties fo:font-variant="normal" fo:text-transform="none" style:font-name="Calibri" fo:letter-spacing="normal" fo:font-style="normal" fo:font-weight="normal" officeooo:rsid="001a5115"/>
    </style:style>
    <style:style style:name="T6" style:family="text">
      <style:text-properties officeooo:rsid="0012f0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1,</text:span><text:span text:style-name="T2"> Where/ When <text:s/>the layout loaded in parse in Magento ?</text:span></text:p>
      <text:p text:style-name="P1"><text:span text:style-name="T2"/></text:p>
      <text:p text:style-name="P2"><text:span text:style-name="T1">2. <text:s/>How <text:s/>do <text:s/>Magento <text:s/>locate <text:s/>the <text:s/>controller/action <text:s/>to <text:s/>be <text:s/>excuted?</text:span></text:p>
      <text:p text:style-name="P2"><text:span text:style-name="T1">- <text:s/>Khởi tạo route.xml trong etc/frontend</text:span></text:p>
      <text:p text:style-name="P2"><text:span text:style-name="T1">- <text:s/>Thêm những configuration <text:s/>cho controller ví dụ như:</text:span></text:p>
      <text:p text:style-name="P2"><text:span text:style-name="T1">+ route:id – standard(frontend)/admin</text:span></text:p>
      <text:p text:style-name="P2"><text:span text:style-name="T1">+route: id - định dạng đường dẫn <text:s/></text:span></text:p>
      <text:p text:style-name="P2"><text:span text:style-name="T1">+route: frontname : tên đường dẫn <text:s/>, ví dụ : (example/frontName/actionpath/actionclass/)</text:span></text:p>
      <text:p text:style-name="P2"><text:span text:style-name="T1">- Khởi tạo <text:s/>action class theo cấu trúc đường dẫn :Controller/Actionpath/Actionclass.php</text:span></text:p>
      <text:p text:style-name="P3"><text:span text:style-name="T1">3, How <text:s/>do <text:s/>Magento <text:s/>process <text:s/>from <text:s/>friendly <text:s/>URL <text:s/>to <text:s/>controller/action <text:s/>? <text:s/>Where <text:s/>is <text:s/>the <text:s/>code <text:s/>implementation? <text:s/></text:span></text:p>
      <text:p text:style-name="P4"><text:span text:style-name="T1">-Theo <text:s/>các tiến trình công nhận đường dẫn trống của trang chủ chuyển thành cấu trúc gồm 3 phần tử <text:s/>: <text:s/>moduleFrontName, actionPath, actionName , và kết thúc bằng ‘cms ‘ , ‘index’ hoặc <text:s/>‘cms_index_index’ <text:s/>khi composed được khởi tạo dưới dạng <text:s/>id_page_type</text:span></text:p>
      <text:p text:style-name="P4"><text:span text:style-name="T1">- Code được khai báo ở <text:s/>:magento/framework/App/Router/Base.php.</text:span></text:p>
      <text:p text:style-name="P5"><text:span text:style-name="T1">4, What <text:s/>does <text:s/>each <text:s/>table <text:s/>in <text:s/>Magento <text:s/>do? <text:s/>How <text:s/>does <text:s/>Magento <text:s/>store <text:s/>product, <text:s/>customers <text:s/>in <text:s/>databse <text:s/>? </text:span></text:p>
      <text:p text:style-name="P5"><text:span text:style-name="T1">Trong magento chia thành 2 kiểu bảng <text:s/>chính chủ yếu đó là : product và customers</text:span></text:p>
      <text:p text:style-name="P5"><text:span text:style-name="T1">Bảng Customer_entity là nơi lưu trữ thông tin chính về khách hàng. </text:span></text:p>
      <text:p text:style-name="P5"><text:span text:style-name="T1">Các bảng phụ :customer_entity_datetime, customer_entity_decimal, customer_entity_int, customer_entity_text, customer_entity_varchar chứa giá trị của các thuộc tính được phân loại theo loại dữ liệu tương ứng.</text:span></text:p>
      <text:p text:style-name="P5"><text:span text:style-name="T1">Catelog: bao gồm danh mục và sản phẩm.</text:span></text:p>
      <text:p text:style-name="P5"><text:span text:style-name="T1"><text:tab/>Cách lưu trữ bảng danh mục tương tự như bảng của khách hàng, bảng chính là catalog_category_entity, các bảng phụ là các bảng có tiền tố như catalog_category. Cần lưu ý từ bảng này rằng parent_id là lưu trữ thông tin về mối quan hệ giữa các loại (loại chính).</text:span></text:p>
      <text:p text:style-name="P5"><text:span text:style-name="T1"><text:tab/>Bảng catalog_category_product là để hiển thị mối quan hệ giữa sản phẩm và danh mục, sản phẩm nào thuộc loại nào.</text:span></text:p>
      <text:p text:style-name="P5"><text:span text:style-name="T1"><text:tab/>Bảng có tiền tố catalog_product_entity giá trị lưu trữ của thuộc tính sản phẩm.</text:span></text:p>
      <text:p text:style-name="P5"><text:span text:style-name="T1"><text:tab/>Bảng catalog_product_link thể hiện mối quan hệ giữa các sản phẩm, trong đó các loại mối quan hệ được lưu trữ trong catalog_product_link_type, các giá trị của các thuộc tính mối quan hệ được lưu trữ trong bảng khác với tiền tố tương ứng.</text:span></text:p>
      <text:p text:style-name="P5"><text:span text:style-name="T1"><text:tab/>Bảng catalog_product_option chứa thông tin về các tùy chọn mà sản phẩm có thể có. Bảng này được liên kết với catalog_product_bundle_option</text:span></text:p>
      <text:p text:style-name="P5"><text:span text:style-name="T1"><text:tab/>Bảng catalog_product_website hiển thị mối quan hệ giữa sản phẩm và trang web, sản phẩm trong Magento được tạo bởi các trang web riêng biệt.</text:span></text:p>
      <text:p text:style-name="P5"><text:span text:style-name="T1"/></text:p>
      <text:p text:style-name="P5"><text:soft-page-break/><text:span text:style-name="T1">5. <text:s/>Purpose <text:s/>of <text:s/>each <text:s/>indexer?</text:span></text:p>
      <text:p text:style-name="P6"><text:span text:style-name="T1">- Mục địch của indexer trong magento2 : </text:span><text:span text:style-name="T3">cải thiện tốc độ thực hiện các truy vấn trong magento2 . Indexer sẽ giúp chuyển đổi các bảng EAV sang FLAT để khi thực hiện <text:s/>với trang frontend tốc độ sẽ cao hơn lên nhiều lần</text:span></text:p>
      <text:p text:style-name="P7"><text:span text:style-name="T1">6. <text:s/>Purpose <text:s/>of <text:s/>flat <text:s/>tables <text:s/>?</text:span></text:p>
      <text:p text:style-name="P7"><text:span text:style-name="T1">- Chuyển đổi định dạng bảng </text:span><text:span text:style-name="T4">từ EVA sang Realtional Model , giúp lưu dữ liệu một cách đa dạng hơn .</text:span></text:p>
      <text:p text:style-name="P8"><text:span text:style-name="T1">7. <text:s/>Observer <text:s/>and <text:s/>plugin <text:s/>comparison?</text:span></text:p>
      <text:p text:style-name="P8"><text:span text:style-name="T1">-Plugin : sử dụng để thay đổi hành vi của bất kỳ phương thức public đã được khai báo ban đầu </text:span></text:p>
      <text:p text:style-name="P8"><text:span text:style-name="T1">-Observer : xử lý các sự kiện , lắng nghe các sự kiện và các phản hồi của chúng </text:span></text:p>
      <text:p text:style-name="P8"><text:span text:style-name="T1">8. <text:s/>How <text:s/>to <text:s/>use <text:s/>an <text:s/>event <text:s/>like <text:s/>this <text:s/>$this-&gt;_eventManager-&gt;dispatch($this-&gt;_eventPrefix. <text:s/>'_move_before', <text:s/>$eventParams); ?</text:span></text:p>
      <text:p text:style-name="P8"><text:span text:style-name="T1">Bước 1: Tạo file Index.php theo directory app/code/Namespace/Module/Controller/Index/Index.php: nơi đây sẽ viết code dispatch như $this-&gt;_eventManager-&gt;dispatch($this-&gt;_eventPrefix. <text:s/>'_move_before', <text:s/>$eventParams);</text:span></text:p>
      <text:p text:style-name="P8"><text:span text:style-name="T1">Bước 2: Tạo file events.xml theo directory app/code/Namespace/Module/etc/events.xml: nơi đây sẽ khai báo sự kiện</text:span></text:p>
      <text:p text:style-name="P8"><text:span text:style-name="T1">Bước3: Tạo file observer_xxx.php theo directory app/code/Namespace/Module/Observer/observer_xxx.php: nơi viết code observer khi event xảy ra.</text:span></text:p>
      <text:p text:style-name="P9"><text:span text:style-name="T3">9. <text:s/>When <text:s/>do <text:s/>we <text:s/>have <text:s/>a <text:s/>conflict <text:s/>happen? <text:s/>And <text:s/>what <text:s/>happen <text:s/>when <text:s/>we <text:s/>have <text:s/>a <text:s/>conflict? </text:span></text:p>
      <text:p text:style-name="P9"><text:span text:style-name="T3"/></text:p>
      <text:p text:style-name="P9"><text:span text:style-name="T3"><text:tab/>Conflict xảy ra khi </text:span><text:span text:style-name="T5">có nhiều hơn 1 </text:span><text:span text:style-name="T3"><text:s/>module cùng override 1 class nào đó , </text:span><text:span text:style-name="T5">sẽ làm chương trình xảy ra lỗi khi sử dụng phương thức đó</text:span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543in" fo:margin-right="0.476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5:00:54.419794231</meta:creation-date>
    <dc:date>2018-07-03T18:16:31.880866447</dc:date>
    <meta:editing-duration>PT20M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615" meta:character-count="3773" meta:non-whitespace-character-count="3082"/>
  </office:meta>
</office:document-meta>
</file>